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3.0 10.sep.2023<text:tab/>1</text:p>
          <text:p text:style-name="P2">V 0.2.2 V 0.2.1 09.sep.2023<text:tab/>1</text:p>
          <text:p text:style-name="P2">V 0.2.0 06.sep.2023<text:tab/>1</text:p>
          <text:p text:style-name="P1">Intro<text:tab/>2</text:p>
          <text:p text:style-name="P2">Goal<text:tab/>2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3</text:p>
          <text:p text:style-name="P2">Add Software<text:tab/>3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1">Setup differences per device<text:tab/>5</text:p>
          <text:p text:style-name="P1">Ongoing<text:tab/>5</text:p>
          <text:p text:style-name="P2">Show Routes on Windows Client<text:tab/>5</text:p>
          <text:p text:style-name="P2">Questions<text:tab/>5</text:p>
          <text:p text:style-name="P2">Options<text:tab/>5</text:p>
          <text:p text:style-name="P2">Xthink<text:tab/>5</text:p>
          <text:p text:style-name="P3">Subnet split<text:tab/>5</text:p>
          <text:p text:style-name="P1">Links<text:tab/>6</text:p>
          <text:p text:style-name="P2">main<text:tab/>6</text:p>
          <text:p text:style-name="P2">full config generator<text:tab/>6</text:p>
          <text:p text:style-name="P2">qrcode generation from config file<text:tab/>6</text:p>
          <text:p text:style-name="P2">other<text:tab/>6</text:p>
          <text:p text:style-name="P2">very other<text:tab/>6</text:p>
        </text:index-body>
      </text:table-of-content>
      <text:h text:style-name="Heading_20_1" text:outline-level="1">History</text:h>
      <text:h text:style-name="Heading_20_2" text:outline-level="2">V 0.3.0 10.sep.2023</text:h>
      <text:p text:style-name="Text_20_body">SubNet Domain Name</text:p>
      <text:h text:style-name="Heading_20_2" text:outline-level="2"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<text:soft-page-break/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Network -&gt; DHCP and DNS<text:line-break/>General Settings -&gt; LocalDomain<text:line-break/>Give Names e.g.: station36; station43</text:p>
      <text:p text:style-name="Text_20_body">MAGIC: Devices can be accessed by e.g.: pcname.station36 <text:s/></text:p>
      <text:p text:style-name="Text_20_body">Save &amp; Apply (Requires re-connect)</text:p>
      <text:p text:style-name="Code"><text:soft-page-break/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<text:soft-pag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VPN to LAN Subnet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Outside Router Setup</text:p>
      <text:p text:style-name="Text_20_body">Wireguard Port forwarding (Weiterleitung)</text:p>
      <text:h text:style-name="Heading_20_1" text:outline-level="1"><text:soft-page-break/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p text:style-name="Text_20_body"/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p text:style-name="Text_20_body"/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/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10T12:18:47.52">Sep 10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10T12:18:47.52</dc:date>
    <meta:editing-duration>PT3H23M44S</meta:editing-duration>
    <meta:editing-cycles>68</meta:editing-cycles>
    <meta:generator>OpenOffice/4.1.14$Win32 OpenOffice.org_project/4114m1$Build-9811</meta:generator>
    <meta:document-statistic meta:table-count="1" meta:image-count="0" meta:object-count="0" meta:page-count="6" meta:paragraph-count="150" meta:word-count="607" meta:character-count="4936"/>
  </office:meta>
</office:document-meta>
</file>